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-Roman1" svg:font-family="Times-Roman" style:font-family-generic="roman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read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p>We thought it would be important to develop a multithread application with the aim of let the user to control the app after he ask for an automatic solution method, like 'hint' or 'solve'.</text:p>
            <text:p>Especially in the solitaire mode, the execution of the ai algorithm could take a lot of time. </text:p>
            <text:p>It might not even terminate cause the insolubility of the problem.</text:p>
            <text:p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read - problem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p>We weren't able to synchronize the execution of the threads in a good way for the execution of the program and in the same way between different O.S.. </text:p>
            <text:p>We had different behaviors changing the O.S., for instance in Windows the application stars with a blank window while on Unix based O.S. it starts normally, but pretty often it get stuck and doesn't responds to commands any more.</text:p>
            <text:p>Probably the differences are due to the different way in which the systems manage the scheduling of threads.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read – eiffel “tools”</text:p>
          </draw:text-box>
        </draw:frame>
        <draw:frame presentation:style-name="pr2" draw:layer="layout" svg:width="25.199cm" svg:height="12.179cm" svg:x="1.4cm" svg:y="4.914cm" presentation:class="outline">
          <draw:text-box>
            <text:p>The most important classes are:</text:p>
            <text:list text:style-name="L2">
              <text:list-item>
                <text:p><text:span text:style-name="T1">THREAD</text:span>: use this class as an ancestor for each class that allows starting new threads.</text:p>
              </text:list-item>
              <text:list-item>
                <text:p><text:span text:style-name="T1">PROXY</text:span>: use this class to refer to other threads' objects.</text:p>
              </text:list-item>
            </text:list>
            <text:p>In class THREAD, there is a procedure launch. This procedure calls another, execute, deferred in THREAD. To describe the behavior of a thread on execution, simply effect procedure execute in the appropriate descendant of THREAD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read – proxy mechanism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p>To maintain the safety and consistency of a multithreaded application, within the use of other threads objects, there is a <text:span text:style-name="T1">Basic Thread Rule: </text:span></text:p>
            <text:p><text:span text:style-name="T1">“</text:span><text:span text:style-name="T2">A thread must never keep references to another thread's objects.</text:span><text:span text:style-name="T3">”</text:span></text:p>
            <text:p><text:span text:style-name="T4"/></text:p>
            <text:p><text:span text:style-name="T4">When a thread needs to access another thread's object, it will use a proxy for that object -- an instance of the EiffelThreads class PROXY[G]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read – proxy mechanism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p>To record the object foreign_object of type FOREIGN_TYPE in a proxy, it will execute</text:p>
            <text:p><text:s text:c="4"/>my_proxy.put (foreign_object)</text:p>
            <text:p/>
            <text:p>where my_proxy is of type PROXY [FOREIGN_TYPE]. To access the object, it will then use the expression</text:p>
            <text:p><text:s text:c="4"/>my_proxy.item</text:p>
            <text:p/>
            <text:p>This expression should only be used as a target of feature applications, as in</text:p>
            <text:p><text:s text:c="3"/>my_proxy.item.do_something</text:p>
            <text:p/>
            <text:p><text:span text:style-name="T5">and</text:span> <text:span text:style-name="T1">never assigned to an attribute (as in my_attrib := my_proxy.item)</text:span>, as this would cause a violation of the Basic Thread Rule, and unpredictable results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read – once routines 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p>Eiffel introduced the powerful mechanism of once routines. A once routine has a body that will be executed only for the first call; This provides a simple way of sharing objects in an object-oriented context.</text:p>
            <text:p/>
            <text:p>For multithreaded applications, the appropriate semantics is that once routines must be called once per thread (rather than once per process)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-Roman1" svg:font-family="Times-Roman" style:font-family-generic="roman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dddddd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ddddd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3T10:48:50.238355000</meta:creation-date>
    <dc:date>2016-01-05T14:11:18.851394000</dc:date>
    <meta:editing-duration>PT13H13M55S</meta:editing-duration>
    <meta:editing-cycles>16</meta:editing-cycles>
    <meta:generator>LibreOffice/4.4.6.3$MacOSX_X86_64 LibreOffice_project/e8938fd3328e95dcf59dd64e7facd2c7d67c704d</meta:generator>
    <meta:document-statistic meta:object-count="45"/>
  </office:meta>
</office:document-meta>
</file>